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 Mono" svg:font-family="'Roboto Mono', monospace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officeooo:rsid="000b75d6" officeooo:paragraph-rsid="000fb622" style:font-size-asian="8.75pt" style:font-size-complex="10pt"/>
    </style:style>
    <style:style style:name="P2" style:family="paragraph" style:parent-style-name="Standard">
      <style:text-properties style:font-name="Arial" fo:font-size="10pt" style:text-underline-style="solid" style:text-underline-width="auto" style:text-underline-color="font-color" officeooo:rsid="000e20b2" officeooo:paragraph-rsid="000e20b2" style:font-size-asian="8.75pt" style:font-size-complex="10pt"/>
    </style:style>
    <style:style style:name="P3" style:family="paragraph" style:parent-style-name="Standard">
      <style:text-properties style:font-name="Arial" fo:font-size="10pt" style:text-underline-style="solid" style:text-underline-width="auto" style:text-underline-color="font-color" officeooo:rsid="0010b8e8" officeooo:paragraph-rsid="000fb622" style:font-size-asian="8.75pt" style:font-size-complex="10pt"/>
    </style:style>
    <style:style style:name="P4" style:family="paragraph" style:parent-style-name="Standard">
      <style:text-properties style:font-name="Arial" fo:font-size="10pt" style:text-underline-style="solid" style:text-underline-width="auto" style:text-underline-color="font-color" officeooo:rsid="0010b8e8" officeooo:paragraph-rsid="0010b8e8" style:font-size-asian="8.75pt" style:font-size-complex="10pt"/>
    </style:style>
    <style:style style:name="P5" style:family="paragraph" style:parent-style-name="Standard">
      <style:text-properties style:font-name="Arial" fo:font-size="10pt" style:text-underline-style="none" officeooo:rsid="000e20b2" officeooo:paragraph-rsid="000e20b2" style:font-size-asian="8.75pt" style:font-size-complex="10pt"/>
    </style:style>
    <style:style style:name="P6" style:family="paragraph" style:parent-style-name="Standard">
      <style:text-properties style:font-name="Arial" fo:font-size="10pt" style:text-underline-style="none" officeooo:rsid="000e8b6e" officeooo:paragraph-rsid="000e8b6e" style:font-size-asian="8.75pt" style:font-size-complex="10pt"/>
    </style:style>
    <style:style style:name="P7" style:family="paragraph" style:parent-style-name="Standard">
      <style:text-properties style:font-name="Arial" fo:font-size="10pt" style:text-underline-style="none" officeooo:rsid="000fb622" officeooo:paragraph-rsid="000fb622" style:font-size-asian="8.75pt" style:font-size-complex="10pt"/>
    </style:style>
    <style:style style:name="P8" style:family="paragraph" style:parent-style-name="Standard">
      <style:text-properties style:font-name="Arial" fo:font-size="10pt" style:text-underline-style="none" officeooo:rsid="0010b8e8" officeooo:paragraph-rsid="0012b264" style:font-size-asian="8.75pt" style:font-size-complex="10pt"/>
    </style:style>
    <style:style style:name="P9" style:family="paragraph" style:parent-style-name="Standard">
      <style:text-properties style:font-name="Arial" fo:font-size="10pt" style:text-underline-style="none" officeooo:rsid="0012b264" officeooo:paragraph-rsid="0012b264" style:font-size-asian="8.75pt" style:font-size-complex="10pt"/>
    </style:style>
    <style:style style:name="P10" style:family="paragraph" style:parent-style-name="Standard">
      <style:text-properties style:font-name="Arial" fo:font-size="10pt" style:text-underline-style="none" officeooo:rsid="0012b264" officeooo:paragraph-rsid="0014a93a" style:font-size-asian="8.75pt" style:font-size-complex="10pt"/>
    </style:style>
    <style:style style:name="P11" style:family="paragraph" style:parent-style-name="Standard">
      <style:text-properties style:font-name="Arial" fo:font-size="10pt" style:text-underline-style="none" officeooo:rsid="0012b264" officeooo:paragraph-rsid="00160e5c" style:font-size-asian="8.75pt" style:font-size-complex="10pt"/>
    </style:style>
    <style:style style:name="P12" style:family="paragraph" style:parent-style-name="Standard">
      <style:text-properties style:font-name="Arial" fo:font-size="10pt" officeooo:rsid="000d01b2" officeooo:paragraph-rsid="000fb622" style:font-size-asian="8.75pt" style:font-size-complex="10pt"/>
    </style:style>
    <style:style style:name="P13" style:family="paragraph" style:parent-style-name="Standard">
      <style:text-properties style:font-name="Arial" fo:font-size="10pt" style:text-underline-style="none" officeooo:rsid="000e8b6e" officeooo:paragraph-rsid="000e8b6e" style:font-size-asian="8.75pt" style:font-size-complex="10pt"/>
    </style:style>
    <style:style style:name="T1" style:family="text">
      <style:text-properties officeooo:rsid="000d01b2"/>
    </style:style>
    <style:style style:name="T2" style:family="text">
      <style:text-properties officeooo:rsid="000e8b6e"/>
    </style:style>
    <style:style style:name="T3" style:family="text">
      <style:text-properties fo:font-variant="normal" fo:text-transform="none" fo:color="#333333" style:font-name="Roboto Mono" fo:letter-spacing="normal" fo:font-style="normal" fo:font-weight="normal" style:font-size-asian="10pt"/>
    </style:style>
    <style:style style:name="T4" style:family="text">
      <style:text-properties fo:font-variant="normal" fo:text-transform="none" fo:color="#333333" fo:letter-spacing="normal" fo:font-style="normal" fo:font-weight="normal"/>
    </style:style>
    <style:style style:name="T5" style:family="text">
      <style:text-properties fo:font-variant="normal" fo:text-transform="none" fo:color="#333333" fo:letter-spacing="normal" fo:font-style="normal" fo:font-weight="normal" officeooo:rsid="0014a93a"/>
    </style:style>
    <style:style style:name="T6" style:family="text">
      <style:text-properties fo:font-variant="normal" fo:text-transform="none" fo:color="#333333" fo:letter-spacing="normal" fo:font-style="normal" fo:font-weight="normal" officeooo:rsid="00160e5c"/>
    </style:style>
    <style:style style:name="T7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 officeooo:rsid="00160e5c"/>
    </style:style>
    <style:style style:name="T8" style:family="text">
      <style:text-properties officeooo:rsid="0012b264"/>
    </style:style>
    <style:style style:name="T9" style:family="text">
      <style:text-properties officeooo:rsid="0017c6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У своєму проекті я буду використовувати 3 різних API: <text:span text:style-name="T1">Google Maps Distance Matrix API, Google Maps Geocoding API та Open Weather Map API.</text:span></text:p>
      <text:p text:style-name="P12"><text:s/></text:p>
      <text:p text:style-name="P2">Google Maps Di<text:span text:style-name="T9">rections</text:span> API</text:p>
      <text:p text:style-name="P2"/>
      <text:p text:style-name="P5">Google Maps Di<text:span text:style-name="T9">rections API — сервіс, який надає відстань подорожі від однієї заданої точки до іншої заданої точки, базуючись на рекомендованому маршруті від однієї точки до іншої. </text:span></text:p>
      <text:p text:style-name="P5"/>
      <text:p text:style-name="P6">Отримати доступ до цього API можна через HTTP протокол за допомогою запитів, сконструйованих як URL стрічки з використанням вашого API, місця відправлення та місця прибуття.</text:p>
      <text:p text:style-name="P6"/>
      <text:p text:style-name="P6">https://maps.googleapis.com/maps/api/directions/jsonorigin=Toronto&amp;destination=Montreal&amp;key=YOUR_API_KEY</text:p>
      <text:p text:style-name="P6"/>
      <text:p text:style-name="P7">У відповідь на цей запит ми отримуємо JSON, у якому вказано час, за який можна дістатись до місця призначення та відстань, яку ми пройдемо за маршрутом, у милях. Також там буде вказано адресу місця відправлення та місця прибуття. </text:p>
      <text:p text:style-name="P3"/>
      <text:p text:style-name="P4">Google Maps Geocoding API</text:p>
      <text:p text:style-name="P4"/>
      <text:p text:style-name="P8">Google Maps Geocoding API — <text:span text:style-name="T8">API, що дає можливість здійснити геокодування та зворотнє геокодування. (Геокодування - <text:s/>процес перетворення адреси у географічні координати, а зворотнє геокодування — процес перетворення координат у адресу)</text:span></text:p>
      <text:p text:style-name="P8"/>
      <text:p text:style-name="P9">Ми доступаємося до цього API через HTTP протокол за допомогою запитів, різних для геокодування та зворотнього геокодування. </text:p>
      <text:p text:style-name="P9"/>
      <text:p text:style-name="P9">Запит для геокодування здійснюється з параметрами адреси та API-ключа, опціонально можна ввести мову, код регіону та інші параметри. </text:p>
      <text:p text:style-name="P9"/>
      <text:p text:style-name="P9">Приклад запиту: <text:a xlink:type="simple" xlink:href="http://maps.googleapis.com/maps/api/geocode/json?address=1600+Amphitheatre+Parkway,+Mountain+View,+CA&amp;key=YOUR_API_KEY" text:style-name="Internet_20_link" text:visited-style-name="Visited_20_Internet_20_Link"><text:span text:style-name="Variable"><text:span text:style-name="T3">http://maps.googleapis.com/maps/api/geocode/json?address=1600+Amphitheatre+Parkway,+Mountain+View,+CA&amp;key=YOUR_API_KEY</text:span></text:span></text:a></text:p>
      <text:p text:style-name="P9"><text:span text:style-name="Variable"><text:span text:style-name="T3"/></text:span></text:p>
      <text:p text:style-name="P9"><text:span text:style-name="Variable"><text:span text:style-name="T4">Запит зворотнього геокодування здійснюється з параметрами координат та API-ключа, опціонально можна ввести мову, адміністративний рівень, тип локації та інші параметри.</text:span></text:span></text:p>
      <text:p text:style-name="P9"><text:span text:style-name="Variable"><text:span text:style-name="T4"/></text:span></text:p>
      <text:p text:style-name="P9"><text:span text:style-name="Variable"><text:span text:style-name="T4">Приклад запиту: <text:s/></text:span></text:span><text:a xlink:type="simple" xlink:href="https://maps.googleapis.com/maps/api/geocode/json?latlng=40.714224,-73.961452&amp;key=YOUR_API_KEY" text:style-name="Internet_20_link" text:visited-style-name="Visited_20_Internet_20_Link"><text:span text:style-name="Variable">https://maps.googleapis.com/maps/api/geocode/json?latlng=40.714224,-73.961452&amp;key=YOUR_API_KEY</text:span></text:a></text:p>
      <text:p text:style-name="P9"><text:span text:style-name="Variable"><text:span text:style-name="T5"/></text:span></text:p>
      <text:p text:style-name="P10"><text:span text:style-name="Variable"><text:span text:style-name="T5">Відповіді приходять у JSON форматі. У відповідях є шукана інформація(координати або адреса відповідно) та деяка додаткова інформація, така, як форматована адреса, id місця тощо. </text:span></text:span></text:p>
      <text:p text:style-name="P10"><text:span text:style-name="Variable"><text:span text:style-name="T5"/></text:span></text:p>
      <text:p text:style-name="P11"><text:span text:style-name="Variable"><text:span text:style-name="T7">Open Weather API</text:span></text:span></text:p>
      <text:p text:style-name="P11"><text:span text:style-name="Variable"><text:span text:style-name="T7"/></text:span></text:p>
      <text:p text:style-name="P11"><text:span text:style-name="Variable"><text:span text:style-name="T6">Open Weather API - <text:s/>сервіс, який дає можливість визначити погоду у даний момент часу, прогноз погоди на 5 днів, забруднення повітря та попередження про надзвичайні ситуаці за назвою населеного пункту або його ID або його координатами або за ZIP кодом. </text:span></text:span></text:p>
      <text:p text:style-name="P11"><text:span text:style-name="Variable"><text:span text:style-name="T6"/></text:span></text:p>
      <text:p text:style-name="P11"><text:span text:style-name="Variable"><text:span text:style-name="T6">Приклади викликів: </text:span></text:span></text:p>
      <text:p text:style-name="P11"><text:span text:style-name="Variable"><text:span text:style-name="T6">api.openweathermap.org/data/2.5/weather?id=2172797</text:span></text:span></text:p>
      <text:p text:style-name="P11"><text:span text:style-name="Variable"><text:span text:style-name="T6">api.openweathermap.org/data/2.5/weather?zip=94040,us</text:span></text:span></text:p>
      <text:p text:style-name="P11"><text:span text:style-name="Variable"><text:span text:style-name="T6">Приклад відповіді:</text:span></text:span></text:p>
      <text:p text:style-name="P11">{"coord":{"lon":139,"lat":35},</text:p>
      <text:p text:style-name="P11">"sys":{"country":"JP","sunrise":1369769524,"sunset":1369821049},</text:p>
      <text:p text:style-name="P11">"weather":[{"id":804,"main":"clouds","description":"overcast clouds","icon":"04n"}],</text:p>
      <text:p text:style-name="P11">"main":{"temp":289.5,"humidity":89,"pressure":1013,"temp_min":287.04,"temp_max":292.04},</text:p>
      <text:p text:style-name="P11">"wind":{"speed":7.31,"deg":187.002},</text:p>
      <text:p text:style-name="P11">"rain":{"3h":0},</text:p>
      <text:p text:style-name="P11">"clouds":{"all":92},</text:p>
      <text:p text:style-name="P11">"dt":1369824698,</text:p>
      <text:p text:style-name="P11">"id":1851632,</text:p>
      <text:p text:style-name="P11">"name":"Shuzenji",</text:p>
      <text:p text:style-name="P11">"cod":200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 Mono" svg:font-family="'Roboto Mono', monospace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8:11:02.028070987</meta:creation-date>
    <meta:generator>LibreOffice/5.4.5.1$Linux_X86_64 LibreOffice_project/40$Build-1</meta:generator>
    <dc:date>2018-02-24T14:29:35.546023867</dc:date>
    <meta:editing-duration>PT25M20S</meta:editing-duration>
    <meta:editing-cycles>6</meta:editing-cycles>
    <meta:document-statistic meta:table-count="0" meta:image-count="0" meta:object-count="0" meta:page-count="1" meta:paragraph-count="32" meta:word-count="296" meta:character-count="2761" meta:non-whitespace-character-count="2482"/>
  </office:meta>
</office:document-meta>
</file>